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IR and SEIRD pandemic model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main task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he main task of the project is to create a GUI application, which uses SIR and SEIRD models to predict a course of the epidemic.</text:p>
              </text:list-item>
              <text:list-item>
                <text:p>We used Python 3.6 (or higher version), while developing the app.</text:p>
              </text:list-item>
              <text:list-item>
                <text:p>Libraries and packages, which were used here:</text:p>
              </text:list-item>
              <text:list-item>
                <text:p>Tkinter, SciPy, Matplotlib, NumP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ic states of the development process: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Finding theory about SIR and SEIRD models, solving differential equation systems for them.</text:p>
              </text:list-item>
              <text:list-item>
                <text:p>2. Building a conception of the work.</text:p>
              </text:list-item>
              <text:list-item>
                <text:p>3. Writing code.</text:p>
              </text:list-item>
              <text:list-item>
                <text:p>4. Preparing tests and documen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words about the app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. The main window includes 2 buttons (they give a choice of the model, which will be used later). After pressing the button, one model window appears at the screen.</text:p>
              </text:list-item>
              <text:list-item>
                <text:p>2. Every model window includes several entry lines for data (with labels) and a button for processing the resul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 words about code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Here we use an OOP approach, which means, that every model has its own class.</text:p>
              </text:list-item>
              <text:list-item>
                <text:p>A use of TkInter provides an opportunity to write classes for windows which are used in the progra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15:33:05.897930007</meta:creation-date>
    <meta:editing-duration>PT16M14S</meta:editing-duration>
    <meta:editing-cycles>5</meta:editing-cycles>
    <meta:generator>LibreOffice/6.0.7.3$Linux_X86_64 LibreOffice_project/00m0$Build-3</meta:generator>
    <dc:title>Alizarin</dc:title>
    <dc:date>2020-06-30T15:49:19.786449949</dc:date>
    <meta:document-statistic meta:object-count="57"/>
  </office:meta>
</office:document-meta>
</file>